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3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8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14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3" office:value-type="string">
            <text:p>display_name</text:p>
          </table:table-cell>
          <table:table-cell table:style-name="ce7" office:value-type="string">
            <text:p>link_UP</text:p>
          </table:table-cell>
          <table:table-cell table:style-name="ce11" office:value-type="string">
            <text:p>link_DOWN</text:p>
          </table:table-cell>
          <table:table-cell table:style-name="ce11" office:value-type="string">
            <text:p>link_RIGHT</text:p>
          </table:table-cell>
          <table:table-cell table:style-name="ce13" office:value-type="string">
            <text:p>link_LEFT</text:p>
          </table:table-cell>
          <table:table-cell table:style-name="ce17" table:number-columns-repeated="1017"/>
        </table:table-row>
        <table:table-row table:style-name="ro1">
          <table:table-cell table:style-name="ce2" office:value-type="string">
            <text:p>Vanguard_Hub0</text:p>
          </table:table-cell>
          <table:table-cell table:style-name="ce2" table:formula="of:=&quot;Assets/Scripts/Scenes/Generated/&quot;&amp;[.A2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4" office:value-type="string">
            <text:p>Vanguard Hub 0</text:p>
          </table:table-cell>
          <table:table-cell table:style-name="ce8" office:value-type="string">
            <text:p>Vanguard_V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1</text:p>
          </table:table-cell>
          <table:table-cell table:style-name="ce2" table:formula="of:=&quot;Assets/Scripts/Scenes/Generated/&quot;&amp;[.A3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4" office:value-type="string">
            <text:p>Vanguard Hub 1</text:p>
          </table:table-cell>
          <table:table-cell table:style-name="ce8" table:formula="of:=[.A11]" office:value-type="string" office:string-value="Vanguard_V3">
            <text:p>Vanguard_V3</text:p>
          </table:table-cell>
          <table:table-cell table:style-name="ce2" table:formula="of:=[.A9]" office:value-type="string" office:string-value="Vanguard_V1">
            <text:p>Vanguard_V1</text:p>
          </table:table-cell>
          <table:table-cell table:style-name="ce2" table:formula="of:=[.A21]" office:value-type="string" office:string-value="Vanguard_H1">
            <text:p>Vanguard_H1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2</text:p>
          </table:table-cell>
          <table:table-cell table:style-name="ce2" table:formula="of:=&quot;Assets/Scripts/Scenes/Generated/&quot;&amp;[.A4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4" office:value-type="string">
            <text:p>Vanguard Hub 2</text:p>
          </table:table-cell>
          <table:table-cell table:style-name="ce8" table:formula="of:=[.A13]" office:value-type="string" office:string-value="Vanguard_V5">
            <text:p>Vanguard_V5</text:p>
          </table:table-cell>
          <table:table-cell table:style-name="ce2" table:formula="of:=[.A11]" office:value-type="string" office:string-value="Vanguard_V3">
            <text:p>Vanguard_V3</text:p>
          </table:table-cell>
          <table:table-cell table:style-name="ce2" table:formula="of:=[.A23]" office:value-type="string" office:string-value="Vanguard_H3">
            <text:p>Vanguard_H3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3</text:p>
          </table:table-cell>
          <table:table-cell table:style-name="ce2" table:formula="of:=&quot;Assets/Scripts/Scenes/Generated/&quot;&amp;[.A5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4" office:value-type="string">
            <text:p>Vanguard Hub 3</text:p>
          </table:table-cell>
          <table:table-cell table:style-name="ce8" office:value-type="float" office:value="0">
            <text:p>0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table:formula="of:=[.A25]" office:value-type="string" office:string-value="Vanguard_H5">
            <text:p>Vanguard_H5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4</text:p>
          </table:table-cell>
          <table:table-cell table:style-name="ce2" table:formula="of:=&quot;Assets/Scripts/Scenes/Generated/&quot;&amp;[.A6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4" office:value-type="string">
            <text:p>Vanguard Hub 4</text:p>
          </table:table-cell>
          <table:table-cell table:style-name="ce8" table:formula="of:=[.A16]" office:value-type="string" office:string-value="Vanguard_V8">
            <text:p>Vanguard_V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table:formula="of:=[.A22]" office:value-type="string" office:string-value="Vanguard_H2">
            <text:p>Vanguard_H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5</text:p>
          </table:table-cell>
          <table:table-cell table:style-name="ce2" table:formula="of:=&quot;Assets/Scripts/Scenes/Generated/&quot;&amp;[.A7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4" office:value-type="string">
            <text:p>Vanguard Hub 5</text:p>
          </table:table-cell>
          <table:table-cell table:style-name="ce8" table:formula="of:=[.A18]" office:value-type="string" office:string-value="Vanguard_V10">
            <text:p>Vanguard_V10</text:p>
          </table:table-cell>
          <table:table-cell table:style-name="ce2" table:formula="of:=[.A17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table:formula="of:=[.A24]" office:value-type="string" office:string-value="Vanguard_H4">
            <text:p>Vanguard_H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6</text:p>
          </table:table-cell>
          <table:table-cell table:style-name="ce2" table:formula="of:=&quot;Assets/Scripts/Scenes/Generated/&quot;&amp;[.A8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4" office:value-type="string">
            <text:p>Vanguard Hub 6</text:p>
          </table:table-cell>
          <table:table-cell table:style-name="ce8" office:value-type="float" office:value="0">
            <text:p>0</text:p>
          </table:table-cell>
          <table:table-cell table:style-name="ce2" table:formula="of:=[.A20]" office:value-type="string" office:string-value="Vanguard_V12">
            <text:p>Vanguard_V12</text:p>
          </table:table-cell>
          <table:table-cell table:style-name="ce2" table:formula="of:=0" office:value-type="float" office:value="0">
            <text:p>0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</text:p>
          </table:table-cell>
          <table:table-cell table:style-name="ce2" table:formula="of:=&quot;Assets/Scripts/Scenes/Generated/&quot;&amp;[.A9]&amp;&quot;.csv&quot;" office:value-type="string" office:string-value="Assets/Scripts/Scenes/Generated/Vanguard_V1.csv">
            <text:p>Assets/Scripts/Scenes/Generated/Vanguard_V1.csv</text:p>
          </table:table-cell>
          <table:table-cell table:style-name="ce4" office:value-type="string">
            <text:p>Vanguard V1</text:p>
          </table:table-cell>
          <table:table-cell table:style-name="ce8" table:formula="of:=[.A10]" office:value-type="string" office:string-value="Vanguard_V2">
            <text:p>Vanguard_V2</text:p>
          </table:table-cell>
          <table:table-cell table:style-name="ce2" table:formula="of:=[.A10]" office:value-type="string" office:string-value="Vanguard_V2">
            <text:p>Vanguard_V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2</text:p>
          </table:table-cell>
          <table:table-cell table:style-name="ce2" table:formula="of:=&quot;Assets/Scripts/Scenes/Generated/&quot;&amp;[.A10]&amp;&quot;.csv&quot;" office:value-type="string" office:string-value="Assets/Scripts/Scenes/Generated/Vanguard_V2.csv">
            <text:p>Assets/Scripts/Scenes/Generated/Vanguard_V2.csv</text:p>
          </table:table-cell>
          <table:table-cell table:style-name="ce4" office:value-type="string">
            <text:p>Vanguard V2</text:p>
          </table:table-cell>
          <table:table-cell table:style-name="ce8" table:formula="of:=[.A3]" office:value-type="string" office:string-value="Vanguard_Hub1">
            <text:p>Vanguard_Hub1</text:p>
          </table:table-cell>
          <table:table-cell table:style-name="ce2" table:formula="of:=[.A2]" office:value-type="string" office:string-value="Vanguard_Hub0">
            <text:p>Vanguard_Hub0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3</text:p>
          </table:table-cell>
          <table:table-cell table:style-name="ce2" table:formula="of:=&quot;Assets/Scripts/Scenes/Generated/&quot;&amp;[.A11]&amp;&quot;.csv&quot;" office:value-type="string" office:string-value="Assets/Scripts/Scenes/Generated/Vanguard_V3.csv">
            <text:p>Assets/Scripts/Scenes/Generated/Vanguard_V3.csv</text:p>
          </table:table-cell>
          <table:table-cell table:style-name="ce4" office:value-type="string">
            <text:p>Vanguard V3</text:p>
          </table:table-cell>
          <table:table-cell table:style-name="ce8" table:formula="of:=[.A12]" office:value-type="string" office:string-value="Vanguard_V4">
            <text:p>Vanguard_V4</text:p>
          </table:table-cell>
          <table:table-cell table:style-name="ce2" table:formula="of:=[.A12]" office:value-type="string" office:string-value="Vanguard_V4">
            <text:p>Vanguard_V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4</text:p>
          </table:table-cell>
          <table:table-cell table:style-name="ce2" table:formula="of:=&quot;Assets/Scripts/Scenes/Generated/&quot;&amp;[.A12]&amp;&quot;.csv&quot;" office:value-type="string" office:string-value="Assets/Scripts/Scenes/Generated/Vanguard_V4.csv">
            <text:p>Assets/Scripts/Scenes/Generated/Vanguard_V4.csv</text:p>
          </table:table-cell>
          <table:table-cell table:style-name="ce4" office:value-type="string">
            <text:p>Vanguard V4</text:p>
          </table:table-cell>
          <table:table-cell table:style-name="ce8" table:formula="of:=[.A4]" office:value-type="string" office:string-value="Vanguard_Hub2">
            <text:p>Vanguard_Hub2</text:p>
          </table:table-cell>
          <table:table-cell table:style-name="ce2" table:formula="of:=[.A3]" office:value-type="string" office:string-value="Vanguard_Hub1">
            <text:p>Vanguard_Hub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5</text:p>
          </table:table-cell>
          <table:table-cell table:style-name="ce2" table:formula="of:=&quot;Assets/Scripts/Scenes/Generated/&quot;&amp;[.A13]&amp;&quot;.csv&quot;" office:value-type="string" office:string-value="Assets/Scripts/Scenes/Generated/Vanguard_V5.csv">
            <text:p>Assets/Scripts/Scenes/Generated/Vanguard_V5.csv</text:p>
          </table:table-cell>
          <table:table-cell table:style-name="ce4" office:value-type="string">
            <text:p>Vanguard V5</text:p>
          </table:table-cell>
          <table:table-cell table:style-name="ce8" table:formula="of:=[.A14]" office:value-type="string" office:string-value="Vanguard_V6">
            <text:p>Vanguard_V6</text:p>
          </table:table-cell>
          <table:table-cell table:style-name="ce2" table:formula="of:=[.A14]" office:value-type="string" office:string-value="Vanguard_V6">
            <text:p>Vanguard_V6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6</text:p>
          </table:table-cell>
          <table:table-cell table:style-name="ce2" table:formula="of:=&quot;Assets/Scripts/Scenes/Generated/&quot;&amp;[.A14]&amp;&quot;.csv&quot;" office:value-type="string" office:string-value="Assets/Scripts/Scenes/Generated/Vanguard_V6.csv">
            <text:p>Assets/Scripts/Scenes/Generated/Vanguard_V6.csv</text:p>
          </table:table-cell>
          <table:table-cell table:style-name="ce4" office:value-type="string">
            <text:p>Vanguard V6</text:p>
          </table:table-cell>
          <table:table-cell table:style-name="ce8" table:formula="of:=[.A15]" office:value-type="string" office:string-value="Vanguard_V7">
            <text:p>Vanguard_V7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7</text:p>
          </table:table-cell>
          <table:table-cell table:style-name="ce2" table:formula="of:=&quot;Assets/Scripts/Scenes/Generated/&quot;&amp;[.A15]&amp;&quot;.csv&quot;" office:value-type="string" office:string-value="Assets/Scripts/Scenes/Generated/Vanguard_V7.csv">
            <text:p>Assets/Scripts/Scenes/Generated/Vanguard_V7.csv</text:p>
          </table:table-cell>
          <table:table-cell table:style-name="ce4" office:value-type="string">
            <text:p>Vanguard V7</text:p>
          </table:table-cell>
          <table:table-cell table:style-name="ce8" table:formula="of:=[.A5]" office:value-type="string" office:string-value="Vanguard_Hub3">
            <text:p>Vanguard_Hub3</text:p>
          </table:table-cell>
          <table:table-cell table:style-name="ce2" table:formula="of:=[.A4]" office:value-type="string" office:string-value="Vanguard_Hub2">
            <text:p>Vanguard_Hub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8</text:p>
          </table:table-cell>
          <table:table-cell table:style-name="ce2" table:formula="of:=&quot;Assets/Scripts/Scenes/Generated/&quot;&amp;[.A16]&amp;&quot;.csv&quot;" office:value-type="string" office:string-value="Assets/Scripts/Scenes/Generated/Vanguard_V8.csv">
            <text:p>Assets/Scripts/Scenes/Generated/Vanguard_V8.csv</text:p>
          </table:table-cell>
          <table:table-cell table:style-name="ce4" office:value-type="string">
            <text:p>Vanguard V8</text:p>
          </table:table-cell>
          <table:table-cell table:style-name="ce8" table:formula="of:=[.A17]" office:value-type="string" office:string-value="Vanguard_V9">
            <text:p>Vanguard_V9</text:p>
          </table:table-cell>
          <table:table-cell table:style-name="ce2" table:formula="of:=[.A17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9</text:p>
          </table:table-cell>
          <table:table-cell table:style-name="ce2" table:formula="of:=&quot;Assets/Scripts/Scenes/Generated/&quot;&amp;[.A17]&amp;&quot;.csv&quot;" office:value-type="string" office:string-value="Assets/Scripts/Scenes/Generated/Vanguard_V9.csv">
            <text:p>Assets/Scripts/Scenes/Generated/Vanguard_V9.csv</text:p>
          </table:table-cell>
          <table:table-cell table:style-name="ce4" office:value-type="string">
            <text:p>Vanguard V9</text:p>
          </table:table-cell>
          <table:table-cell table:style-name="ce8" table:formula="of:=[.A7]" office:value-type="string" office:string-value="Vanguard_Hub5">
            <text:p>Vanguard_Hub5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0</text:p>
          </table:table-cell>
          <table:table-cell table:style-name="ce2" table:formula="of:=&quot;Assets/Scripts/Scenes/Generated/&quot;&amp;[.A18]&amp;&quot;.csv&quot;" office:value-type="string" office:string-value="Assets/Scripts/Scenes/Generated/Vanguard_V10.csv">
            <text:p>Assets/Scripts/Scenes/Generated/Vanguard_V10.csv</text:p>
          </table:table-cell>
          <table:table-cell table:style-name="ce4" office:value-type="string">
            <text:p>Vanguard V10</text:p>
          </table:table-cell>
          <table:table-cell table:style-name="ce8" table:formula="of:=[.A19]" office:value-type="string" office:string-value="Vanguard_V11">
            <text:p>Vanguard_V11</text:p>
          </table:table-cell>
          <table:table-cell table:style-name="ce2" table:formula="of:=[.A19]" office:value-type="string" office:string-value="Vanguard_V11">
            <text:p>Vanguard_V1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1</text:p>
          </table:table-cell>
          <table:table-cell table:style-name="ce2" table:formula="of:=&quot;Assets/Scripts/Scenes/Generated/&quot;&amp;[.A19]&amp;&quot;.csv&quot;" office:value-type="string" office:string-value="Assets/Scripts/Scenes/Generated/Vanguard_V11.csv">
            <text:p>Assets/Scripts/Scenes/Generated/Vanguard_V11.csv</text:p>
          </table:table-cell>
          <table:table-cell table:style-name="ce4" office:value-type="string">
            <text:p>Vanguard V11</text:p>
          </table:table-cell>
          <table:table-cell table:style-name="ce8" table:formula="of:=[.A20]" office:value-type="string" office:string-value="Vanguard_V12">
            <text:p>Vanguard_V12</text:p>
          </table:table-cell>
          <table:table-cell table:style-name="ce2" table:formula="of:=[.A20]" office:value-type="string" office:string-value="Vanguard_V12">
            <text:p>Vanguard_V1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2</text:p>
          </table:table-cell>
          <table:table-cell table:style-name="ce2" table:formula="of:=&quot;Assets/Scripts/Scenes/Generated/&quot;&amp;[.A20]&amp;&quot;.csv&quot;" office:value-type="string" office:string-value="Assets/Scripts/Scenes/Generated/Vanguard_V12.csv">
            <text:p>Assets/Scripts/Scenes/Generated/Vanguard_V12.csv</text:p>
          </table:table-cell>
          <table:table-cell table:style-name="ce4" office:value-type="string">
            <text:p>Vanguard V12</text:p>
          </table:table-cell>
          <table:table-cell table:style-name="ce8" table:formula="of:=[.A8]" office:value-type="string" office:string-value="Vanguard_Hub6">
            <text:p>Vanguard_Hub6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1</text:p>
          </table:table-cell>
          <table:table-cell table:style-name="ce2" table:formula="of:=&quot;Assets/Scripts/Scenes/Generated/&quot;&amp;[.A21]&amp;&quot;.csv&quot;" office:value-type="string" office:string-value="Assets/Scripts/Scenes/Generated/Vanguard_H1.csv">
            <text:p>Assets/Scripts/Scenes/Generated/Vanguard_H1.csv</text:p>
          </table:table-cell>
          <table:table-cell table:style-name="ce4" office:value-type="string">
            <text:p>Vanguard H1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2]" office:value-type="string" office:string-value="Vanguard_H2">
            <text:p>Vanguard_H2</text:p>
          </table:table-cell>
          <table:table-cell table:style-name="ce14" table:formula="of:=[.A22]" office:value-type="string" office:string-value="Vanguard_H2">
            <text:p>Vanguard_H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2</text:p>
          </table:table-cell>
          <table:table-cell table:style-name="ce2" table:formula="of:=&quot;Assets/Scripts/Scenes/Generated/&quot;&amp;[.A22]&amp;&quot;.csv&quot;" office:value-type="string" office:string-value="Assets/Scripts/Scenes/Generated/Vanguard_H2.csv">
            <text:p>Assets/Scripts/Scenes/Generated/Vanguard_H2.csv</text:p>
          </table:table-cell>
          <table:table-cell table:style-name="ce4" office:value-type="string">
            <text:p>Vanguard H2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14" table:formula="of:=[.A3]" office:value-type="string" office:string-value="Vanguard_Hub1">
            <text:p>Vanguard_Hub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3</text:p>
          </table:table-cell>
          <table:table-cell table:style-name="ce2" table:formula="of:=&quot;Assets/Scripts/Scenes/Generated/&quot;&amp;[.A23]&amp;&quot;.csv&quot;" office:value-type="string" office:string-value="Assets/Scripts/Scenes/Generated/Vanguard_H3.csv">
            <text:p>Assets/Scripts/Scenes/Generated/Vanguard_H3.csv</text:p>
          </table:table-cell>
          <table:table-cell table:style-name="ce4" office:value-type="string">
            <text:p>Vanguard H3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4]" office:value-type="string" office:string-value="Vanguard_H4">
            <text:p>Vanguard_H4</text:p>
          </table:table-cell>
          <table:table-cell table:style-name="ce14" table:formula="of:=[.A24]" office:value-type="string" office:string-value="Vanguard_H4">
            <text:p>Vanguard_H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4</text:p>
          </table:table-cell>
          <table:table-cell table:style-name="ce2" table:formula="of:=&quot;Assets/Scripts/Scenes/Generated/&quot;&amp;[.A24]&amp;&quot;.csv&quot;" office:value-type="string" office:string-value="Assets/Scripts/Scenes/Generated/Vanguard_H4.csv">
            <text:p>Assets/Scripts/Scenes/Generated/Vanguard_H4.csv</text:p>
          </table:table-cell>
          <table:table-cell table:style-name="ce4" office:value-type="string">
            <text:p>Vanguard H4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14" table:formula="of:=[.A4]" office:value-type="string" office:string-value="Vanguard_Hub2">
            <text:p>Vanguard_Hub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5</text:p>
          </table:table-cell>
          <table:table-cell table:style-name="ce2" table:formula="of:=&quot;Assets/Scripts/Scenes/Generated/&quot;&amp;[.A25]&amp;&quot;.csv&quot;" office:value-type="string" office:string-value="Assets/Scripts/Scenes/Generated/Vanguard_H5.csv">
            <text:p>Assets/Scripts/Scenes/Generated/Vanguard_H5.csv</text:p>
          </table:table-cell>
          <table:table-cell table:style-name="ce4" office:value-type="string">
            <text:p>Vanguard H5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6]" office:value-type="string" office:string-value="Vanguard_H6">
            <text:p>Vanguard_H6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6</text:p>
          </table:table-cell>
          <table:table-cell table:style-name="ce2" table:formula="of:=&quot;Assets/Scripts/Scenes/Generated/&quot;&amp;[.A26]&amp;&quot;.csv&quot;" office:value-type="string" office:string-value="Assets/Scripts/Scenes/Generated/Vanguard_H6.csv">
            <text:p>Assets/Scripts/Scenes/Generated/Vanguard_H6.csv</text:p>
          </table:table-cell>
          <table:table-cell table:style-name="ce4" office:value-type="string">
            <text:p>Vanguard H6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8]" office:value-type="string" office:string-value="Vanguard_Hub6">
            <text:p>Vanguard_Hub6</text:p>
          </table:table-cell>
          <table:table-cell table:style-name="ce14" table:formula="of:=[.A5]" office:value-type="string" office:string-value="Vanguard_Hub3">
            <text:p>Vanguard_Hub3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2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5/07/2015</text:date>, <text:time>02:1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7T02:14:16.96</dc:date>
    <dc:creator>Wister </dc:creator>
    <meta:editing-duration>PT45M59S</meta:editing-duration>
    <meta:editing-cycles>23</meta:editing-cycles>
    <meta:document-statistic meta:table-count="1" meta:cell-count="182" meta:object-count="0"/>
  </office:meta>
</office:document-meta>
</file>